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is repository is for my educational purposes.<text:s text:c="2"/>I am learning to program and use GitHub!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